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META-INF/manifes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Bold" svg:font-family="Calibri-Bold" style:font-family-generic="system" svg:panose-1="0 0 0 0 0 0 0 0 0 0"/>
    <style:font-face style:name="Calibri-BoldItalic" svg:font-family="Calibri-BoldItalic" style:font-family-generic="system" svg:panose-1="0 0 0 0 0 0 0 0 0 0"/>
    <style:font-face style:name="Wingdings-Regular" svg:font-family="Wingdings-Regular" style:font-family-generic="system" svg:panose-1="0 0 0 0 0 0 0 0 0 0"/>
    <style:font-face style:name="Cambria" svg:font-family="Cambria" style:font-family-generic="roman" style:font-pitch="variable" svg:panose-1="2 4 5 3 5 4 6 3 2 4"/>
  </office:font-face-decls>
  <office:automatic-styles>
    <style:style style:name="P1" style:parent-style-name="Normal" style:master-page-name="MP0" style:family="paragraph">
      <style:paragraph-properties fo:break-before="page" style:text-autospace="none" fo:margin-bottom="0in" fo:line-height="100%"/>
      <style:text-properties style:font-name="Calibri-Bold" style:font-name-complex="Calibri-Bold" fo:font-weight="bold" style:font-weight-asian="bold" style:font-weight-complex="bold" fo:color="#1F497D" fo:font-size="16pt" style:font-size-asian="16pt" style:font-size-complex="16pt" style:language-asian="en" style:country-asian="NZ"/>
    </style:style>
    <style:style style:name="P3" style:parent-style-name="Normal" style:family="paragraph">
      <style:paragraph-properties style:text-autospace="none" fo:text-align="end" fo:margin-bottom="0in" fo:line-height="100%"/>
      <style:text-properties style:font-name="Calibri-Bold" style:font-name-complex="Calibri-Bold" fo:font-weight="bold" style:font-weight-asian="bold" style:font-weight-complex="bold" fo:color="#17365D" fo:font-size="26pt" style:font-size-asian="26pt" style:font-size-complex="26pt" style:language-asian="en" style:country-asian="NZ"/>
    </style:style>
    <style:style style:name="P4" style:parent-style-name="Normal" style:family="paragraph">
      <style:paragraph-properties style:text-autospace="none" fo:text-align="end" fo:margin-bottom="0in" fo:line-height="100%"/>
      <style:text-properties style:font-name="Calibri-Bold" style:font-name-complex="Calibri-Bold" fo:font-weight="bold" style:font-weight-asian="bold" style:font-weight-complex="bold" fo:color="#17365D" fo:font-size="26pt" style:font-size-asian="26pt" style:font-size-complex="26pt" style:language-asian="en" style:country-asian="NZ"/>
    </style:style>
    <style:style style:name="P5" style:parent-style-name="Normal" style:family="paragraph">
      <style:paragraph-properties style:text-autospace="none" fo:text-align="end" fo:margin-bottom="0in" fo:line-height="100%"/>
    </style:style>
    <style:style style:name="T6" style:parent-style-name="DefaultParagraphFont" style:family="text">
      <style:text-properties style:font-name="Calibri-Bold" style:font-name-complex="Calibri-Bold" fo:font-weight="bold" style:font-weight-asian="bold" style:font-weight-complex="bold" fo:color="#17365D" fo:font-size="26pt" style:font-size-asian="26pt" style:font-size-complex="26pt" style:language-asian="en" style:country-asian="NZ"/>
    </style:style>
    <style:style style:name="P7" style:parent-style-name="Normal" style:family="paragraph">
      <style:paragraph-properties style:text-autospace="none" fo:text-align="end" fo:margin-bottom="0in" fo:line-height="100%"/>
      <style:text-properties style:font-name="Calibri-Bold" style:font-name-complex="Calibri-Bold" fo:font-weight="bold" style:font-weight-asian="bold" style:font-weight-complex="bold" fo:color="#17365D" fo:font-size="26pt" style:font-size-asian="26pt" style:font-size-complex="26pt" style:language-asian="en" style:country-asian="NZ"/>
    </style:style>
    <style:style style:name="P8" style:parent-style-name="Normal" style:family="paragraph">
      <style:paragraph-properties style:text-autospace="none" fo:text-align="end" fo:margin-bottom="0in" fo:line-height="100%"/>
      <style:text-properties style:font-name="Calibri-Bold" style:font-name-complex="Calibri-Bold" fo:font-weight="bold" style:font-weight-asian="bold" style:font-weight-complex="bold" fo:color="#17365D" fo:font-size="26pt" style:font-size-asian="26pt" style:font-size-complex="26pt" style:language-asian="en" style:country-asian="NZ"/>
    </style:style>
    <style:style style:name="P9" style:parent-style-name="Normal" style:family="paragraph">
      <style:paragraph-properties style:text-autospace="none" fo:text-align="end" fo:margin-bottom="0in" fo:line-height="100%"/>
      <style:text-properties style:font-name="Calibri-Bold" style:font-name-complex="Calibri-Bold" fo:font-weight="bold" style:font-weight-asian="bold" style:font-weight-complex="bold" fo:color="#17365D" fo:font-size="26pt" style:font-size-asian="26pt" style:font-size-complex="26pt" style:language-asian="en" style:country-asian="NZ"/>
    </style:style>
    <style:style style:name="P10" style:parent-style-name="Normal" style:family="paragraph">
      <style:paragraph-properties style:text-autospace="none" fo:text-align="end" fo:margin-bottom="0in" fo:line-height="150%"/>
      <style:text-properties style:font-name="Calibri-BoldItalic" style:font-name-complex="Calibri-BoldItalic" fo:font-weight="bold" style:font-weight-asian="bold" style:font-weight-complex="bold" fo:font-style="italic" style:font-style-asian="italic" style:font-style-complex="italic" fo:color="#17365D" fo:font-size="16pt" style:font-size-asian="16pt" style:font-size-complex="16pt" style:language-asian="en" style:country-asian="NZ"/>
    </style:style>
    <style:style style:name="P11" style:parent-style-name="Normal" style:family="paragraph">
      <style:paragraph-properties style:text-autospace="none" fo:margin-bottom="0in" fo:line-height="150%"/>
      <style:text-properties style:font-name="Calibri-Bold" style:font-name-complex="Calibri-Bold" fo:font-weight="bold" style:font-weight-asian="bold" style:font-weight-complex="bold" fo:color="#17365D" style:language-asian="en" style:country-asian="NZ"/>
    </style:style>
    <style:style style:name="P12" style:parent-style-name="Normal" style:family="paragraph">
      <style:paragraph-properties style:text-autospace="none" fo:margin-bottom="0in" fo:line-height="150%"/>
      <style:text-properties style:font-name="Calibri-Bold" style:font-name-complex="Calibri-Bold" fo:font-weight="bold" style:font-weight-asian="bold" style:font-weight-complex="bold" fo:color="#17365D" style:language-asian="en" style:country-asian="NZ"/>
    </style:style>
    <style:style style:name="P13" style:parent-style-name="Normal" style:family="paragraph">
      <style:paragraph-properties style:text-autospace="none" fo:margin-bottom="0in" fo:line-height="150%"/>
      <style:text-properties style:font-name="Calibri-Bold" style:font-name-complex="Calibri-Bold" fo:font-weight="bold" style:font-weight-asian="bold" style:font-weight-complex="bold" fo:color="#17365D" style:language-asian="en" style:country-asian="NZ"/>
    </style:style>
    <style:style style:name="P14" style:parent-style-name="Normal" style:family="paragraph">
      <style:paragraph-properties style:text-autospace="none" fo:text-align="end" fo:margin-bottom="0in" fo:line-height="150%"/>
      <style:text-properties style:font-name="Calibri-Bold" style:font-name-complex="Calibri-Bold" fo:font-weight="bold" style:font-weight-asian="bold" style:font-weight-complex="bold" fo:color="#17365D" style:language-asian="en" style:country-asian="NZ"/>
    </style:style>
    <style:style style:name="P15" style:parent-style-name="Normal" style:family="paragraph">
      <style:paragraph-properties style:text-autospace="none" fo:text-align="end" fo:margin-bottom="0in" fo:line-height="150%"/>
      <style:text-properties style:font-name="Calibri-Bold" style:font-name-complex="Calibri-Bold" fo:font-weight="bold" style:font-weight-asian="bold" style:font-weight-complex="bold" fo:color="#17365D" style:language-asian="en" style:country-asian="NZ"/>
    </style:style>
    <style:style style:name="P16" style:parent-style-name="Normal" style:family="paragraph">
      <style:paragraph-properties style:text-autospace="none" fo:text-align="end" fo:margin-bottom="0in" fo:line-height="150%"/>
      <style:text-properties style:font-name="Calibri-Bold" style:font-name-complex="Calibri-Bold" fo:font-weight="bold" style:font-weight-asian="bold" style:font-weight-complex="bold" fo:color="#17365D" style:language-asian="en" style:country-asian="NZ"/>
    </style:style>
    <style:style style:name="P17" style:parent-style-name="Normal" style:family="paragraph">
      <style:paragraph-properties style:text-autospace="none" fo:margin-bottom="0in" fo:line-height="100%"/>
      <style:text-properties style:font-name="Calibri-Bold" style:font-name-complex="Calibri-Bold" fo:font-weight="bold" style:font-weight-asian="bold" style:font-weight-complex="bold" fo:color="#1F497D" fo:font-size="16pt" style:font-size-asian="16pt" style:font-size-complex="16pt" style:language-asian="en" style:country-asian="NZ"/>
    </style:style>
    <style:style style:name="P18" style:parent-style-name="Normal" style:family="paragraph">
      <style:paragraph-properties style:text-autospace="none" fo:margin-bottom="0in" fo:line-height="100%"/>
      <style:text-properties style:font-name="Calibri-Bold" style:font-name-complex="Calibri-Bold" fo:font-weight="bold" style:font-weight-asian="bold" style:font-weight-complex="bold" fo:color="#1F497D" fo:font-size="16pt" style:font-size-asian="16pt" style:font-size-complex="16pt" style:language-asian="en" style:country-asian="NZ"/>
    </style:style>
    <style:style style:name="P19" style:parent-style-name="Normal" style:family="paragraph">
      <style:paragraph-properties style:text-autospace="none" fo:margin-bottom="0in" fo:line-height="100%"/>
    </style:style>
    <style:style style:name="T20" style:parent-style-name="DefaultParagraphFont" style:family="text">
      <style:text-properties style:font-name="Calibri-Bold" style:font-name-complex="Calibri-Bold" fo:font-weight="bold" style:font-weight-asian="bold" style:font-weight-complex="bold" fo:color="#1F497D" fo:font-size="16pt" style:font-size-asian="16pt" style:font-size-complex="16pt" style:language-asian="en" style:country-asian="NZ"/>
    </style:style>
    <style:style style:name="P21" style:parent-style-name="Normal" style:family="paragraph">
      <style:paragraph-properties style:text-autospace="none" fo:text-align="justify" fo:margin-bottom="0in" fo:line-height="150%"/>
      <style:text-properties style:font-name="Calibri-Bold" style:font-name-complex="Calibri-Bold" fo:font-weight="bold" style:font-weight-asian="bold" style:font-weight-complex="bold" fo:color="#1F497D" fo:font-size="16pt" style:font-size-asian="16pt" style:font-size-complex="16pt" style:language-asian="en" style:country-asian="NZ"/>
    </style:style>
    <style:style style:name="P22" style:parent-style-name="Normal" style:family="paragraph">
      <style:paragraph-properties fo:break-before="page" style:text-autospace="none" fo:text-align="justify" fo:margin-bottom="0in" fo:line-height="150%"/>
      <style:text-properties style:font-name="Calibri-Bold" style:font-name-complex="Calibri-Bold" fo:font-weight="bold" style:font-weight-asian="bold" style:font-weight-complex="bold" fo:color="#1F497D" fo:font-size="16pt" style:font-size-asian="16pt" style:font-size-complex="16pt" style:language-asian="en" style:country-asian="NZ"/>
    </style:style>
    <style:style style:name="P23" style:parent-style-name="Normal" style:family="paragraph">
      <style:paragraph-properties style:text-autospace="none" fo:text-align="justify" fo:margin-bottom="0in" fo:line-height="150%"/>
      <style:text-properties style:font-name-complex="Calibri" fo:color="#000000" style:language-asian="en" style:country-asian="NZ"/>
    </style:style>
    <style:style style:name="P24" style:parent-style-name="Normal" style:family="paragraph">
      <style:paragraph-properties style:text-autospace="none" fo:text-align="justify" fo:margin-bottom="0in" fo:line-height="150%"/>
      <style:text-properties style:font-name-complex="Calibri" fo:color="#000000" style:language-asian="en" style:country-asian="NZ"/>
    </style:style>
    <style:style style:name="P25" style:parent-style-name="Normal" style:family="paragraph">
      <style:paragraph-properties style:text-autospace="none" fo:text-align="justify" fo:margin-bottom="0in" fo:line-height="150%"/>
      <style:text-properties style:font-name-complex="Calibri" fo:color="#000000" style:language-asian="en" style:country-asian="NZ"/>
    </style:style>
    <style:style style:name="P26" style:parent-style-name="Normal" style:family="paragraph">
      <style:paragraph-properties style:text-autospace="none" fo:text-align="justify" fo:margin-bottom="0in" fo:line-height="150%"/>
      <style:text-properties style:font-name-complex="Calibri" fo:color="#000000" style:language-asian="en" style:country-asian="NZ"/>
    </style:style>
    <style:style style:name="P27" style:parent-style-name="Normal" style:family="paragraph">
      <style:paragraph-properties style:text-autospace="none" fo:text-align="justify" fo:margin-bottom="0in" fo:line-height="150%"/>
      <style:text-properties style:font-name-complex="Calibri" fo:color="#000000" style:language-asian="en" style:country-asian="NZ"/>
    </style:style>
    <style:style style:name="P28" style:parent-style-name="Normal" style:family="paragraph">
      <style:paragraph-properties style:text-autospace="none" fo:text-align="justify" fo:margin-bottom="0in" fo:line-height="150%"/>
    </style:style>
    <style:style style:name="T29" style:parent-style-name="DefaultParagraphFont" style:family="text">
      <style:text-properties style:font-name="Wingdings-Regular" style:font-name-asian="Wingdings-Regular" style:font-name-complex="Wingdings-Regular" fo:color="#000000" style:language-asian="en" style:country-asian="NZ"/>
    </style:style>
    <style:style style:name="T30" style:parent-style-name="DefaultParagraphFont" style:family="text">
      <style:text-properties style:font-name="Wingdings-Regular" style:font-name-asian="Wingdings-Regular" style:font-name-complex="Wingdings-Regular" fo:color="#000000" style:language-asian="en" style:country-asian="NZ"/>
    </style:style>
    <style:style style:name="T31" style:parent-style-name="DefaultParagraphFont" style:family="text">
      <style:text-properties style:font-name-complex="Calibri" fo:color="#000000" style:language-asian="en" style:country-asian="NZ"/>
    </style:style>
    <style:style style:name="P32" style:parent-style-name="Normal" style:family="paragraph">
      <style:paragraph-properties style:text-autospace="none" fo:text-align="justify" fo:margin-bottom="0in" fo:line-height="150%"/>
    </style:style>
    <style:style style:name="T33" style:parent-style-name="DefaultParagraphFont" style:family="text">
      <style:text-properties style:font-name="Wingdings-Regular" style:font-name-asian="Wingdings-Regular" style:font-name-complex="Wingdings-Regular" fo:color="#000000" style:language-asian="en" style:country-asian="NZ"/>
    </style:style>
    <style:style style:name="T34" style:parent-style-name="DefaultParagraphFont" style:family="text">
      <style:text-properties style:font-name="Wingdings-Regular" style:font-name-asian="Wingdings-Regular" style:font-name-complex="Wingdings-Regular" fo:color="#000000" style:language-asian="en" style:country-asian="NZ"/>
    </style:style>
    <style:style style:name="T35" style:parent-style-name="DefaultParagraphFont" style:family="text">
      <style:text-properties style:font-name-complex="Calibri" fo:color="#000000" style:language-asian="en" style:country-asian="NZ"/>
    </style:style>
    <style:style style:name="P36" style:parent-style-name="Normal" style:family="paragraph">
      <style:paragraph-properties style:text-autospace="none" fo:text-align="justify" fo:margin-bottom="0in" fo:line-height="150%"/>
    </style:style>
    <style:style style:name="T37" style:parent-style-name="DefaultParagraphFont" style:family="text">
      <style:text-properties style:font-name="Wingdings-Regular" style:font-name-asian="Wingdings-Regular" style:font-name-complex="Wingdings-Regular" fo:color="#000000" style:language-asian="en" style:country-asian="NZ"/>
    </style:style>
    <style:style style:name="T38" style:parent-style-name="DefaultParagraphFont" style:family="text">
      <style:text-properties style:font-name="Wingdings-Regular" style:font-name-asian="Wingdings-Regular" style:font-name-complex="Wingdings-Regular" fo:color="#000000" style:language-asian="en" style:country-asian="NZ"/>
    </style:style>
    <style:style style:name="T39" style:parent-style-name="DefaultParagraphFont" style:family="text">
      <style:text-properties style:font-name-complex="Calibri" fo:color="#000000" style:language-asian="en" style:country-asian="NZ"/>
    </style:style>
    <style:style style:name="P40" style:parent-style-name="Normal" style:family="paragraph">
      <style:paragraph-properties style:text-autospace="none" fo:text-align="justify" fo:margin-bottom="0in" fo:line-height="150%"/>
    </style:style>
    <style:style style:name="T41" style:parent-style-name="DefaultParagraphFont" style:family="text">
      <style:text-properties style:font-name="Wingdings-Regular" style:font-name-asian="Wingdings-Regular" style:font-name-complex="Wingdings-Regular" fo:color="#000000" style:language-asian="en" style:country-asian="NZ"/>
    </style:style>
    <style:style style:name="T42" style:parent-style-name="DefaultParagraphFont" style:family="text">
      <style:text-properties style:font-name="Wingdings-Regular" style:font-name-asian="Wingdings-Regular" style:font-name-complex="Wingdings-Regular" fo:color="#000000" style:language-asian="en" style:country-asian="NZ"/>
    </style:style>
    <style:style style:name="T43" style:parent-style-name="DefaultParagraphFont" style:family="text">
      <style:text-properties style:font-name-complex="Calibri" fo:color="#000000" style:language-asian="en" style:country-asian="NZ"/>
    </style:style>
    <style:style style:name="P44" style:parent-style-name="Normal" style:family="paragraph">
      <style:paragraph-properties style:text-autospace="none" fo:text-align="justify" fo:margin-bottom="0in" fo:line-height="150%"/>
      <style:text-properties style:font-name-complex="Calibri" fo:color="#000000" style:language-asian="en" style:country-asian="NZ"/>
    </style:style>
    <style:style style:name="P45" style:parent-style-name="Normal" style:family="paragraph">
      <style:paragraph-properties style:text-autospace="none" fo:text-align="justify" fo:margin-bottom="0in" fo:line-height="150%"/>
      <style:text-properties style:font-name-complex="Calibri" fo:color="#000000" style:language-asian="en" style:country-asian="NZ"/>
    </style:style>
    <style:style style:name="P46" style:parent-style-name="Normal" style:family="paragraph">
      <style:paragraph-properties style:text-autospace="none" fo:text-align="justify" fo:margin-bottom="0in" fo:line-height="150%"/>
      <style:text-properties style:font-name-complex="Calibri" fo:color="#000000" style:language-asian="en" style:country-asian="NZ"/>
    </style:style>
    <style:style style:name="P47" style:parent-style-name="Normal" style:family="paragraph">
      <style:paragraph-properties style:text-autospace="none" fo:text-align="justify" fo:margin-bottom="0in" fo:line-height="150%"/>
    </style:style>
    <style:style style:name="T48" style:parent-style-name="DefaultParagraphFont" style:family="text">
      <style:text-properties style:font-name="Wingdings-Regular" style:font-name-asian="Wingdings-Regular" style:font-name-complex="Wingdings-Regular" fo:color="#000000" style:language-asian="en" style:country-asian="NZ"/>
    </style:style>
    <style:style style:name="T49" style:parent-style-name="DefaultParagraphFont" style:family="text">
      <style:text-properties style:font-name="Wingdings-Regular" style:font-name-asian="Wingdings-Regular" style:font-name-complex="Wingdings-Regular" fo:color="#000000" style:language-asian="en" style:country-asian="NZ"/>
    </style:style>
    <style:style style:name="T50" style:parent-style-name="DefaultParagraphFont" style:family="text">
      <style:text-properties style:font-name-complex="Calibri" fo:color="#000000" style:language-asian="en" style:country-asian="NZ"/>
    </style:style>
    <style:style style:name="P51" style:parent-style-name="Normal" style:family="paragraph">
      <style:paragraph-properties style:text-autospace="none" fo:text-align="justify" fo:margin-bottom="0in" fo:line-height="150%"/>
    </style:style>
    <style:style style:name="T52" style:parent-style-name="DefaultParagraphFont" style:family="text">
      <style:text-properties style:font-name="Wingdings-Regular" style:font-name-asian="Wingdings-Regular" style:font-name-complex="Wingdings-Regular" fo:color="#000000" style:language-asian="en" style:country-asian="NZ"/>
    </style:style>
    <style:style style:name="T53" style:parent-style-name="DefaultParagraphFont" style:family="text">
      <style:text-properties style:font-name="Wingdings-Regular" style:font-name-asian="Wingdings-Regular" style:font-name-complex="Wingdings-Regular" fo:color="#000000" style:language-asian="en" style:country-asian="NZ"/>
    </style:style>
    <style:style style:name="T54" style:parent-style-name="DefaultParagraphFont" style:family="text">
      <style:text-properties style:font-name-complex="Calibri" fo:color="#000000" style:language-asian="en" style:country-asian="NZ"/>
    </style:style>
    <style:style style:name="P55" style:parent-style-name="Normal" style:family="paragraph">
      <style:paragraph-properties style:text-autospace="none" fo:text-align="justify" fo:margin-bottom="0in" fo:line-height="150%"/>
    </style:style>
    <style:style style:name="T56" style:parent-style-name="DefaultParagraphFont" style:family="text">
      <style:text-properties style:font-name="Wingdings-Regular" style:font-name-asian="Wingdings-Regular" style:font-name-complex="Wingdings-Regular" fo:color="#000000" style:language-asian="en" style:country-asian="NZ"/>
    </style:style>
    <style:style style:name="T57" style:parent-style-name="DefaultParagraphFont" style:family="text">
      <style:text-properties style:font-name="Wingdings-Regular" style:font-name-asian="Wingdings-Regular" style:font-name-complex="Wingdings-Regular" fo:color="#000000" style:language-asian="en" style:country-asian="NZ"/>
    </style:style>
    <style:style style:name="T58" style:parent-style-name="DefaultParagraphFont" style:family="text">
      <style:text-properties style:font-name-complex="Calibri" fo:color="#000000" style:language-asian="en" style:country-asian="NZ"/>
    </style:style>
    <style:style style:name="P59" style:parent-style-name="Normal" style:family="paragraph">
      <style:paragraph-properties style:text-autospace="none" fo:text-align="justify" fo:margin-bottom="0in" fo:line-height="150%"/>
    </style:style>
    <style:style style:name="T60" style:parent-style-name="DefaultParagraphFont" style:family="text">
      <style:text-properties style:font-name="Wingdings-Regular" style:font-name-asian="Wingdings-Regular" style:font-name-complex="Wingdings-Regular" fo:color="#000000" style:language-asian="en" style:country-asian="NZ"/>
    </style:style>
    <style:style style:name="T61" style:parent-style-name="DefaultParagraphFont" style:family="text">
      <style:text-properties style:font-name="Wingdings-Regular" style:font-name-asian="Wingdings-Regular" style:font-name-complex="Wingdings-Regular" fo:color="#000000" style:language-asian="en" style:country-asian="NZ"/>
    </style:style>
    <style:style style:name="T62" style:parent-style-name="DefaultParagraphFont" style:family="text">
      <style:text-properties style:font-name-complex="Calibri" fo:color="#000000" style:language-asian="en" style:country-asian="NZ"/>
    </style:style>
    <style:style style:name="P63" style:parent-style-name="Normal" style:family="paragraph">
      <style:paragraph-properties style:text-autospace="none" fo:text-align="justify" fo:margin-bottom="0in" fo:line-height="150%"/>
    </style:style>
    <style:style style:name="T64" style:parent-style-name="DefaultParagraphFont" style:family="text">
      <style:text-properties style:font-name="Wingdings-Regular" style:font-name-asian="Wingdings-Regular" style:font-name-complex="Wingdings-Regular" fo:color="#000000" style:language-asian="en" style:country-asian="NZ"/>
    </style:style>
    <style:style style:name="T65" style:parent-style-name="DefaultParagraphFont" style:family="text">
      <style:text-properties style:font-name="Wingdings-Regular" style:font-name-asian="Wingdings-Regular" style:font-name-complex="Wingdings-Regular" fo:color="#000000" style:language-asian="en" style:country-asian="NZ"/>
    </style:style>
    <style:style style:name="T66" style:parent-style-name="DefaultParagraphFont" style:family="text">
      <style:text-properties style:font-name-complex="Calibri" fo:color="#000000" style:language-asian="en" style:country-asian="NZ"/>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
      <text:p text:style-name="P3"/>
      <text:p text:style-name="P4"/>
      <text:p text:style-name="P5"><text:span text:style-name="T6"><draw:frame draw:style-name="a0" draw:name="Picture 1" text:anchor-type="as-char" svg:x="0in" svg:y="0in" svg:width="2in" svg:height="0.63542in" style:rel-width="scale" style:rel-height="scale"><draw:image xlink:href="media/image1.emf" xlink:type="simple" xlink:show="embed" xlink:actuate="onLoad"/><svg:title/><svg:desc/></draw:frame></text:span></text:p>
      <text:p text:style-name="P7"/>
      <text:p text:style-name="P8"/>
      <text:p text:style-name="P9">Disposing of Digital Debris</text:p>
      <text:p text:style-name="P10">Information Governance Strategy and Practice in Action</text:p>
      <text:p text:style-name="P11"/>
      <text:p text:style-name="P12"/>
      <text:p text:style-name="P13"/>
      <text:p text:style-name="P14">EDRM Information Governance Reference Model (IGRM)</text:p>
      <text:p text:style-name="P15">CGOC (Compliance, Governance and Oversight Council)<text:s/></text:p>
      <text:p text:style-name="P16">2014</text:p>
      <text:p text:style-name="P17"/>
      <text:p text:style-name="P18"/>
      <text:p text:style-name="P19"><text:span text:style-name="T20"><draw:frame draw:style-name="a1" draw:name="Picture 2" text:anchor-type="as-char" svg:x="0in" svg:y="0in" svg:width="6.26042in" svg:height="3.21875in" style:rel-width="scale" style:rel-height="scale"><draw:image xlink:href="media/image2.emf" xlink:type="simple" xlink:show="embed" xlink:actuate="onLoad"/><svg:title/><svg:desc/></draw:frame></text:span></text:p>
      <text:p text:style-name="P21"/>
      <text:soft-page-break/>
      <text:p text:style-name="P22">Introduction</text:p>
      <text:p text:style-name="P23"/>
      <text:p text:style-name="P24">No one intentionally creates digital debris. We document decisions as we collaborate; we create files, backups, databases, and applications; and we store photos, music, digital training programs, logs and reports. We create that content at that moment and imbue it with value and purpose. However, as circumstances evolve, information can lose value as it loses currency.</text:p>
      <text:p text:style-name="P25"/>
      <text:p text:style-name="P26">In 2012, the Compliance, Governance and Oversight Council (CGOC) released survey results indicating that approximately:</text:p>
      <text:p text:style-name="P27"/>
      <text:p text:style-name="P28"><text:span text:style-name="T29"></text:span><text:span text:style-name="T30"><text:s/></text:span><text:span text:style-name="T31">1% of organizational information is subject to legal hold</text:span></text:p>
      <text:p text:style-name="P32"><text:span text:style-name="T33"></text:span><text:span text:style-name="T34"><text:s/></text:span><text:span text:style-name="T35">Only 5% is held pursuant to a document classification schema</text:span></text:p>
      <text:p text:style-name="P36"><text:span text:style-name="T37"></text:span><text:span text:style-name="T38"><text:s/></text:span><text:span text:style-name="T39">25% relates to a business need</text:span></text:p>
      <text:p text:style-name="P40"><text:span text:style-name="T41"></text:span><text:span text:style-name="T42"><text:s/></text:span><text:span text:style-name="T43">The remaining 69% has no legal or business value<text:s/></text:span></text:p>
      <text:p text:style-name="P44"/>
      <text:p text:style-name="P45">A survey conducted at the 2013 CGOC Summit showed that organizations are reluctant to eliminate digital debris because they:</text:p>
      <text:p text:style-name="P46"/>
      <text:p text:style-name="P47"><text:span text:style-name="T48"></text:span><text:span text:style-name="T49"><text:s/></text:span><text:span text:style-name="T50">Do not know where to start</text:span></text:p>
      <text:p text:style-name="P51"><text:span text:style-name="T52"></text:span><text:span text:style-name="T53"><text:s/></text:span><text:span text:style-name="T54">Cannot bring all information stakeholders to the table</text:span></text:p>
      <text:p text:style-name="P55"><text:span text:style-name="T56"></text:span><text:span text:style-name="T57"><text:s/></text:span><text:span text:style-name="T58">Are unable to demonstrate the urgency</text:span></text:p>
      <text:p text:style-name="P59"><text:span text:style-name="T60"></text:span><text:span text:style-name="T61"><text:s/></text:span><text:span text:style-name="T62">Cannot clearly demonstrate negative cost and risk impacts</text:span></text:p>
      <text:p text:style-name="P63"><text:span text:style-name="T64"></text:span><text:span text:style-name="T65"><text:s/></text:span><text:span text:style-name="T66">Cannot build a compelling business cas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alibri-Bold" svg:font-family="Calibri-Bold" style:font-family-generic="system" svg:panose-1="0 0 0 0 0 0 0 0 0 0"/>
    <style:font-face style:name="Calibri-BoldItalic" svg:font-family="Calibri-BoldItalic" style:font-family-generic="system" svg:panose-1="0 0 0 0 0 0 0 0 0 0"/>
    <style:font-face style:name="Wingdings-Regular" svg:font-family="Wingdings-Regular" style:font-family-generic="system" svg:panose-1="0 0 0 0 0 0 0 0 0 0"/>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NZ" style:language-asian="en" style:country-asian="NZ" style:language-complex="ar" style:country-complex="SA" style:text-combine="none" fo:hyphenate="true"/>
    </style:default-style>
    <style:style style:name="Normal" style:display-name="Normal" style:family="paragraph">
      <style:paragraph-properties fo:margin-bottom="0.1388in" fo:line-height="115%"/>
      <style:text-properties fo:font-size="11pt" style:font-size-asian="11pt" style:font-size-complex="11pt" style:language-asian="en" style:country-asian="US"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HeaderChar" style:display-name="Header Char" style:family="text">
      <style:text-properties fo:font-size="11pt" style:font-size-asian="11pt" style:font-size-complex="11pt" style:language-asian="en" style:country-asian="US"/>
    </style:style>
    <style:style style:name="Footer" style:display-name="Footer" style:family="paragraph" style:parent-style-name="Normal">
      <style:paragraph-properties>
        <style:tab-stops>
          <style:tab-stop style:type="center" style:position="3.134in"/>
          <style:tab-stop style:type="right" style:position="6.268in"/>
        </style:tab-stops>
      </style:paragraph-properties>
      <style:text-properties fo:hyphenate="false"/>
    </style:style>
    <style:style style:name="FooterChar" style:display-name="Footer Char" style:family="text">
      <style:text-properties fo:font-size="11pt" style:font-size-asian="11pt" style:font-size-complex="11pt" style:language-asian="en" style:country-asian="US"/>
    </style:style>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asian="en" style:country-asian="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2</text:page-number></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tzhuang</meta:initial-creator>
    <dc:creator>tzhuang</dc:creator>
    <meta:creation-date>2014-11-24T23:27:00Z</meta:creation-date>
    <dc:date>2014-11-24T23:27:00Z</dc:date>
    <meta:template xlink:href="Normal.dotm" xlink:type="simple"/>
    <meta:editing-cycles>2</meta:editing-cycles>
    <meta:editing-duration>PT60S</meta:editing-duration>
    <meta:document-statistic meta:page-count="2" meta:paragraph-count="2" meta:word-count="190" meta:character-count="1277" meta:row-count="9" meta:non-whitespace-character-count="1089"/>
  </office:meta>
</office:document-meta>
</file>